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6.452cm"/>
    </style:style>
    <style:style style:name="co16" style:family="table-column">
      <style:table-column-properties fo:break-before="auto" style:column-width="3.812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7495.7" calcext:value-type="float">
            <text:p>7,50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5868.5" calcext:value-type="float">
            <text:p>5,87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4203.9" calcext:value-type="float">
            <text:p>4,20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5.57" calcext:value-type="float">
            <text:p>45,5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495.7" calcext:value-type="float">
            <text:p>7,50E+03</text:p>
          </table:table-cell>
          <table:table-cell table:formula="of:=[.B18]/(1000*1000*(1-[.A18]))" office:value-type="float" office:value="0.0115318461538462" calcext:value-type="float">
            <text:p>0,0115318461538462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20833" calcext:value-type="float">
            <text:p>20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868.5" calcext:value-type="float">
            <text:p>5,87E+03</text:p>
          </table:table-cell>
          <table:table-cell table:formula="of:=[.B19]/(1000*1000*(1-[.A19]))" office:value-type="float" office:value="0.01067" calcext:value-type="float">
            <text:p>0,01067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15392" calcext:value-type="float">
            <text:p>1539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203.9" calcext:value-type="float">
            <text:p>4,20E+03</text:p>
          </table:table-cell>
          <table:table-cell table:formula="of:=[.B20]/(1000*1000*(1-[.A20]))" office:value-type="float" office:value="0.01050975" calcext:value-type="float">
            <text:p>0,01050975</text:p>
          </table:table-cell>
          <table:table-cell office:value-type="float" office:value="45.57" calcext:value-type="float">
            <text:p>45,57</text:p>
          </table:table-cell>
          <table:table-cell office:value-type="float" office:value="2706" calcext:value-type="float">
            <text:p>27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09.1" calcext:value-type="float">
            <text:p>2,21E+03</text:p>
          </table:table-cell>
          <table:table-cell table:formula="of:=[.B23]/(300*300*(1-[.A23]))" office:value-type="float" office:value="0.0377623931623932" calcext:value-type="float">
            <text:p>0,0377623931623932</text:p>
          </table:table-cell>
          <table:table-cell office:value-type="float" office:value="4.3854" calcext:value-type="float">
            <text:p>4,3854</text:p>
          </table:table-cell>
          <table:table-cell office:value-type="float" office:value="5906" calcext:value-type="float">
            <text:p>59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559.9" calcext:value-type="float">
            <text:p>1,56E+03</text:p>
          </table:table-cell>
          <table:table-cell table:formula="of:=[.B24]/(300*300*(1-[.A24]))" office:value-type="float" office:value="0.0315131313131313" calcext:value-type="float">
            <text:p>0,0315131313131313</text:p>
          </table:table-cell>
          <table:table-cell office:value-type="float" office:value="3.5976" calcext:value-type="float">
            <text:p>3,5976</text:p>
          </table:table-cell>
          <table:table-cell office:value-type="float" office:value="4293" calcext:value-type="float">
            <text:p>4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44.2461" calcext:value-type="float">
            <text:p>6,44E+02</text:p>
          </table:table-cell>
          <table:table-cell table:formula="of:=[.B25]/(300*300*(1-[.A25]))" office:value-type="float" office:value="0.017895725" calcext:value-type="float">
            <text:p>0,017895725</text:p>
          </table:table-cell>
          <table:table-cell office:value-type="float" office:value="5.7917" calcext:value-type="float">
            <text:p>5,7917</text:p>
          </table:table-cell>
          <table:table-cell office:value-type="float" office:value="3839" calcext:value-type="float">
            <text:p>383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0.005cm" svg:y="12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09.1" calcext:value-type="float">
            <text:p>2,21E+03</text:p>
          </table:table-cell>
          <table:table-cell table:style-name="ce2" office:value-type="float" office:value="6245.6" calcext:value-type="float">
            <text:p>6,25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559.9" calcext:value-type="float">
            <text:p>1,56E+03</text:p>
          </table:table-cell>
          <table:table-cell table:style-name="ce2" office:value-type="float" office:value="4740.4" calcext:value-type="float">
            <text:p>4,74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644.2461" calcext:value-type="float">
            <text:p>6,44E+02</text:p>
          </table:table-cell>
          <table:table-cell table:style-name="ce2" office:value-type="float" office:value="3438.7" calcext:value-type="float">
            <text:p>3,44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4.3854" calcext:value-type="float">
            <text:p>4,3854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3.5976" calcext:value-type="float">
            <text:p>3,5976</text:p>
          </table:table-cell>
          <table:table-cell office:value-type="float" office:value="10.6441" calcext:value-type="float">
            <text:p>10,64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7917" calcext:value-type="float">
            <text:p>5,7917</text:p>
          </table:table-cell>
          <table:table-cell office:value-type="float" office:value="14.693" calcext:value-type="float">
            <text:p>14,69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245.6" calcext:value-type="float">
            <text:p>6,25E+03</text:p>
          </table:table-cell>
          <table:table-cell table:formula="of:=[.B22]/(300*300*(1-[.A22]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740.4" calcext:value-type="float">
            <text:p>4,74E+03</text:p>
          </table:table-cell>
          <table:table-cell table:formula="of:=[.B23]/(300*300*(1-[.A23]))" office:value-type="float" office:value="0.0957656565656565" calcext:value-type="float">
            <text:p>0,0957656565656565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6251" calcext:value-type="float">
            <text:p>625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438.7" calcext:value-type="float">
            <text:p>3,44E+03</text:p>
          </table:table-cell>
          <table:table-cell table:formula="of:=[.B24]/(300*300*(1-[.A24]))" office:value-type="float" office:value="0.0955194444444444" calcext:value-type="float">
            <text:p>0,0955194444444444</text:p>
          </table:table-cell>
          <table:table-cell office:value-type="float" office:value="14.693" calcext:value-type="float">
            <text:p>14,693</text:p>
          </table:table-cell>
          <table:table-cell office:value-type="float" office:value="5199" calcext:value-type="float">
            <text:p>5199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apla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6245.6" calcext:value-type="float">
            <text:p>6,25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4740.4" calcext:value-type="float">
            <text:p>4,74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3438.7" calcext:value-type="float">
            <text:p>3,44E+03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apla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8.7838" calcext:value-type="float">
            <text:p>8,7838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14.693" calcext:value-type="float">
            <text:p>14,693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017" calcext:value-type="float">
            <text:p>1,10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0596" calcext:value-type="float">
            <text:p>1,06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8" calcext:value-type="float">
            <text:p>66,8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para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017" calcext:value-type="float">
            <text:p>1,10E+04</text:p>
          </table:table-cell>
          <table:table-cell table:formula="of:=[.B19]/(300*300*3*(1-0.35))" office:value-type="float" office:value="0.0627749287749288" calcext:value-type="float">
            <text:p>0,0627749287749288</text:p>
          </table:table-cell>
          <table:table-cell office:value-type="float" office:value="66.75" calcext:value-type="float">
            <text:p>66,75</text:p>
          </table:table-cell>
          <table:table-cell office:value-type="float" office:value="9838" calcext:value-type="float">
            <text:p>983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0596" calcext:value-type="float">
            <text:p>1,06E+04</text:p>
          </table:table-cell>
          <table:table-cell table:formula="of:=[.B20]/(300*300*3*(1-0.35))" office:value-type="float" office:value="0.0603760683760684" calcext:value-type="float">
            <text:p>0,0603760683760684</text:p>
          </table:table-cell>
          <table:table-cell office:value-type="float" office:value="45.9224" calcext:value-type="float">
            <text:p>45,9224</text:p>
          </table:table-cell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,11E+0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49.5" calcext:value-type="float">
            <text:p>8,05E+03</text:p>
          </table:table-cell>
          <table:table-cell office:value-type="float" office:value="0.4122" calcext:value-type="float">
            <text:p>0,4122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607.5" calcext:value-type="float">
            <text:p>6,61E+03</text:p>
          </table:table-cell>
          <table:table-cell office:value-type="float" office:value="0.4104" calcext:value-type="float">
            <text:p>0,410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245.6" calcext:value-type="float">
            <text:p>6,25E+03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566.4" calcext:value-type="float">
            <text:p>6,57E+03</text:p>
          </table:table-cell>
          <table:table-cell office:value-type="float" office:value="41.2562" calcext:value-type="float">
            <text:p>41,2562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4011" calcext:value-type="float">
            <text:p>2,40E+04</text:p>
          </table:table-cell>
          <table:table-cell office:value-type="float" office:value="325.31" calcext:value-type="float">
            <text:p>325,31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100" calcext:value-type="float">
            <text:p>1,11E+04</text:p>
          </table:table-cell>
          <table:table-cell table:formula="of:=[.B12]/(300*300*(1-0.35))" office:value-type="float" office:value="0.18974358974359" calcext:value-type="float">
            <text:p>0,18974358974359</text:p>
          </table:table-cell>
          <table:table-cell office:value-type="float" office:value="0.041" calcext:value-type="float">
            <text:p>0,0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049.5" calcext:value-type="float">
            <text:p>8,05E+03</text:p>
          </table:table-cell>
          <table:table-cell table:formula="of:=[.B13]/(300*300*(1-0.35))" office:value-type="float" office:value="0.137598290598291" calcext:value-type="float">
            <text:p>0,137598290598291</text:p>
          </table:table-cell>
          <table:table-cell office:value-type="float" office:value="0.4122" calcext:value-type="float">
            <text:p>0,412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607.5" calcext:value-type="float">
            <text:p>6,61E+03</text:p>
          </table:table-cell>
          <table:table-cell table:formula="of:=[.B14]/(300*300*(1-0.35))" office:value-type="float" office:value="0.112948717948718" calcext:value-type="float">
            <text:p>0,112948717948718</text:p>
          </table:table-cell>
          <table:table-cell office:value-type="float" office:value="0.4104" calcext:value-type="float">
            <text:p>0,4104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6245.6" calcext:value-type="float">
            <text:p>6,25E+03</text:p>
          </table:table-cell>
          <table:table-cell table:formula="of:=[.B15]/(300*300*(1-0.35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6566.4" calcext:value-type="float">
            <text:p>6,57E+03</text:p>
          </table:table-cell>
          <table:table-cell table:formula="of:=[.B16]/(300*300*(1-0.35))" office:value-type="float" office:value="0.112246153846154" calcext:value-type="float">
            <text:p>0,112246153846154</text:p>
          </table:table-cell>
          <table:table-cell office:value-type="float" office:value="41.2562" calcext:value-type="float">
            <text:p>41,2562</text:p>
          </table:table-cell>
          <table:table-cell office:value-type="float" office:value="27384" calcext:value-type="float">
            <text:p>2738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4011" calcext:value-type="float">
            <text:p>2,40E+04</text:p>
          </table:table-cell>
          <table:table-cell table:formula="of:=[.B17]/(300*300*(1-0.35))" office:value-type="float" office:value="0.410444444444444" calcext:value-type="float">
            <text:p>0,410444444444444</text:p>
          </table:table-cell>
          <table:table-cell office:value-type="float" office:value="325.31" calcext:value-type="float">
            <text:p>325,31</text:p>
          </table:table-cell>
          <table:table-cell office:value-type="float" office:value="87091" calcext:value-type="float">
            <text:p>87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Pois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e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0461" calcext:value-type="float">
            <text:p>0,0461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193" calcext:value-type="float">
            <text:p>0,0193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00028611" calcext:value-type="float">
            <text:p>2,86E-04</text:p>
          </table:table-cell>
          <table:table-cell table:formula="of:=[.B24]/(300*300*(1-[.A24]))" office:value-type="float" office:value="0.00000000489076923077" calcext:value-type="float">
            <text:p>4,89076923076923E-09</text:p>
          </table:table-cell>
          <table:table-cell office:value-type="float" office:value="0.0461" calcext:value-type="float">
            <text:p>0,0461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17517" calcext:value-type="float">
            <text:p>1,75E-04</text:p>
          </table:table-cell>
          <table:table-cell table:formula="of:=[.B25]/(300*300*(1-[.A25]))" office:value-type="float" office:value="0.00000000353878787879" calcext:value-type="float">
            <text:p>3,53878787878788E-09</text:p>
          </table:table-cell>
          <table:table-cell office:value-type="float" office:value="0.0306" calcext:value-type="float">
            <text:p>0,0306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67621" calcext:value-type="float">
            <text:p>6,76E-05</text:p>
          </table:table-cell>
          <table:table-cell table:formula="of:=[.B26]/(300*300*(1-[.A26]))" office:value-type="float" office:value="0.00000000187836111111" calcext:value-type="float">
            <text:p>1,87836111111111E-09</text:p>
          </table:table-cell>
          <table:table-cell office:value-type="float" office:value="0.0193" calcext:value-type="float">
            <text:p>0,0193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2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2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2" office:value-type="float" office:value="3170.2" calcext:value-type="float">
            <text:p>3,17E+03</text:p>
          </table:table-cell>
          <table:table-cell office:value-type="float" office:value="0.948" calcext:value-type="float">
            <text:p>0,948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3170.2" calcext:value-type="float">
            <text:p>3,17E+03</text:p>
          </table:table-cell>
          <table:table-cell table:formula="of:=[.B13]/(300*300*(1 - [.A13]))" office:value-type="float" office:value="0.452175153330481" calcext:value-type="float">
            <text:p>0,452175153330481</text:p>
          </table:table-cell>
          <table:table-cell office:value-type="float" office:value="0.948" calcext:value-type="float">
            <text:p>0,948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8-05T22:37:36.919000000</dc:date>
    <meta:editing-duration>P1DT12H45M21S</meta:editing-duration>
    <meta:editing-cycles>50</meta:editing-cycles>
    <meta:generator>LibreOffice/7.5.2.2$Windows_X86_64 LibreOffice_project/53bb9681a964705cf672590721dbc85eb4d0c3a2</meta:generator>
    <meta:document-statistic meta:table-count="7" meta:cell-count="71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6:'grayscale 1000x1000'.P8 'grayscale 1000x1000'.N5:'grayscale 1000x1000'.P5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7495.7">
                <text:p>7495.7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5868.5">
                <text:p>5868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4203.9">
                <text:p>420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75.488">
                <text:p>275.488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248.433">
                <text:p>248.433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5.57">
                <text:p>45.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6:'grayscale 300x300 kompleksen motiv'.M8 'grayscale 300x300 kompleksen motiv'.H5:'grayscale 300x300 kompleksen motiv'.M5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09.1">
                <text:p>2209.1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559.9">
                <text:p>1559.9</text:p>
              </table:table-cell>
              <table:table-cell office:value-type="float" office:value="4740.4">
                <text:p>4740.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644.2461">
                <text:p>644.2461</text:p>
              </table:table-cell>
              <table:table-cell office:value-type="float" office:value="3438.7">
                <text:p>343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3:'grayscale 300x300 kompleksen motiv'.M15 'grayscale 300x300 kompleksen motiv'.H12:'grayscale 300x300 kompleksen motiv'.M12" chart:data-source-has-labels="both" svg:x="0.32cm" svg:y="0.18cm" svg:width="11cm" svg:height="8.64cm">
          <chart:coordinate-region svg:x="1.312cm" svg:y="0.379cm" svg:width="9.768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8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9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10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1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2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4.3854">
                <text:p>4.3854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3.5976">
                <text:p>3.5976</text:p>
              </table:table-cell>
              <table:table-cell office:value-type="float" office:value="10.6441">
                <text:p>10.64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5.7917">
                <text:p>5.7917</text:p>
              </table:table-cell>
              <table:table-cell office:value-type="float" office:value="14.693">
                <text:p>14.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54cm" svg:y="3.457cm" style:legend-expansion="high" chart:style-name="ch2"/>
        <chart:plot-area chart:style-name="ch3" table:cell-range-address="'grayscale 300x300 kompleksen motiv'.G28:'grayscale 300x300 kompleksen motiv'.K30 'grayscale 300x300 kompleksen motiv'.H27:'grayscale 300x300 kompleksen motiv'.K27" chart:data-source-has-labels="both" svg:x="0.319cm" svg:y="0.18cm" svg:width="12.816cm" svg:height="8.646cm">
          <chart:coordinate-region svg:x="2.052cm" svg:y="0.379cm" svg:width="10.843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Laplace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4740.4">
                <text:p>4740.4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438.7">
                <text:p>3438.7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454cm" style:legend-expansion="high" chart:style-name="ch2"/>
        <chart:plot-area chart:style-name="ch3" table:cell-range-address="'grayscale 300x300 kompleksen motiv'.G35:'grayscale 300x300 kompleksen motiv'.K37 'grayscale 300x300 kompleksen motiv'.H34:'grayscale 300x300 kompleksen motiv'.K34" chart:data-source-has-labels="both" svg:x="0.32cm" svg:y="0.18cm" svg:width="12.825cm" svg:height="8.64cm">
          <chart:coordinate-region svg:x="0.941cm" svg:y="0.379cm" svg:width="11.965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Laplace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10.6441">
                <text:p>10.6441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14.693">
                <text:p>14.693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454cm" style:legend-expansion="high" chart:style-name="ch2"/>
        <chart:plot-area chart:style-name="ch3" table:cell-range-address="'Dvobarvna slika'.I8:'Dvobarvna slika'.M10 'Dvobarvna slika'.J7:'Dvobarvna slika'.M7" chart:data-source-has-labels="both" svg:x="0.32cm" svg:y="0.18cm" svg:width="12.825cm" svg:height="8.64cm">
          <chart:coordinate-region svg:x="0.941cm" svg:y="0.379cm" svg:width="11.965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e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0461">
                <text:p>0.0461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06">
                <text:p>0.0306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193">
                <text:p>0.0193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